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halleng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Agenda</text:p>
          </draw:text-box>
        </draw:frame>
        <draw:frame presentation:style-name="pr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ojekt Idee/Ziel</text:p>
              </text:list-item>
              <text:list-item>
                <text:p>Technologien</text:p>
              </text:list-item>
              <text:list-item>
                <text:p>Aktuelle Life-Demo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rojekt-Idee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App für Challenges</text:p>
              </text:list-item>
              <text:list-item>
                <text:p>Challenges in Hochsprung, Weitsprung, Drehungssprung</text:p>
              </text:list-item>
              <text:list-item>
                <text:p>Rangliste für alle Teilnehm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Android-Studio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Googles IDE für Android-Apps</text:p>
              </text:list-item>
              <text:list-item>
                <text:p>Basiert auf der IntelliJ IDEA Community Edition</text:p>
              </text:list-item>
              <text:list-item>
                <text:p>Seit 2015 der Ersatz für das ADT-Tool in Eclip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Android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etriebsystem für Mobile Geräte</text:p>
              </text:list-item>
              <text:list-item>
                <text:p>Android ist Linux basierend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Datenbank (Hochverfügbar?)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Datenbank zum speichern von Daten.</text:p>
              </text:list-item>
              <text:list-item>
                <text:p>Technologie hier noch unklar.</text:p>
              </text:list-item>
              <text:list-item>
                <text:p>Datenbank-Schema noch unklar.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Life-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Ausblick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Datenbank (Amazon AWS s3? Cassandra 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0:42:19.197995790</meta:creation-date>
    <meta:editing-duration>PT1H12M8S</meta:editing-duration>
    <meta:editing-cycles>15</meta:editing-cycles>
    <meta:generator>LibreOffice/6.0.3.2$Linux_X86_64 LibreOffice_project/00m0$Build-2</meta:generator>
    <dc:title>Classy Red</dc:title>
    <dc:date>2018-05-04T11:54:35.769632615</dc:date>
    <meta:document-statistic meta:object-count="67"/>
  </office:meta>
</office:document-meta>
</file>